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313131" style:font-name="Open Sans" fo:font-size="13.5pt" fo:letter-spacing="normal" fo:font-style="normal" fo:font-weight="normal"/>
    </style:style>
    <style:style style:name="P2" style:family="paragraph" style:parent-style-name="Heading_20_4">
      <style:paragraph-properties fo:margin-left="0cm" fo:margin-right="0cm" fo:margin-top="0cm" fo:margin-bottom="0.45cm" loext:contextual-spacing="false" fo:orphans="2" fo:widows="2" fo:text-indent="0cm" style:auto-text-indent="false" fo:padding="0cm" fo:border="none"/>
      <style:text-properties fo:font-variant="normal" fo:text-transform="none" fo:color="#313131" style:font-name="Open Sans" fo:font-size="13.5pt" fo:letter-spacing="normal" fo:font-style="normal" fo:font-weight="normal"/>
    </style:style>
    <style:style style:name="P3" style:family="paragraph" style:parent-style-name="Standard">
      <style:text-properties officeooo:rsid="0015005f" officeooo:paragraph-rsid="0015005f"/>
    </style:style>
    <style:style style:name="P4" style:family="paragraph" style:parent-style-name="Standard">
      <style:text-properties officeooo:paragraph-rsid="0015005f"/>
    </style:style>
    <style:style style:name="P5" style:family="paragraph" style:parent-style-name="Text_20_body">
      <style:text-properties fo:font-variant="normal" fo:text-transform="none" fo:color="#313131" style:font-name="Open Sans" fo:font-size="10.5pt" fo:letter-spacing="normal" fo:font-style="normal" fo:font-weight="normal" officeooo:rsid="0015005f" officeooo:paragraph-rsid="0015005f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13131" style:font-name="Open Sans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45cm" loext:contextual-spacing="false" fo:line-height="180%" fo:orphans="2" fo:widows="2" fo:text-indent="0cm" style:auto-text-indent="false" fo:padding="0cm" fo:border="none"/>
      <style:text-properties fo:font-variant="normal" fo:text-transform="none" fo:color="#313131" style:font-name="Open Sans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.159cm" loext:contextual-spacing="false" fo:line-height="170%" fo:orphans="2" fo:widows="2" fo:text-indent="0cm" style:auto-text-indent="false" fo:padding="0cm" fo:border="none"/>
      <style:text-properties fo:font-variant="normal" fo:text-transform="none" fo:color="#313131" style:font-name="Open Sans" fo:font-size="10.5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margin-top="0cm" fo:margin-bottom="0.159cm" loext:contextual-spacing="false" fo:line-height="170%" fo:orphans="2" fo:widows="2" fo:text-indent="0cm" style:auto-text-indent="false" fo:padding="0cm" fo:border="none"/>
      <style:text-properties fo:font-variant="normal" fo:text-transform="none" fo:color="#313131" style:font-name="Open Sans" fo:font-size="10.5pt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margin-top="0cm" fo:margin-bottom="0.159cm" loext:contextual-spacing="false" fo:line-height="170%" fo:orphans="2" fo:widows="2" fo:text-indent="0cm" style:auto-text-indent="false" fo:padding="0cm" fo:border="none"/>
      <style:text-properties fo:font-variant="normal" fo:text-transform="none" fo:color="#313131" style:font-name="Open Sans" fo:font-size="10.5pt" fo:letter-spacing="normal" fo:font-style="normal" fo:font-weight="normal"/>
    </style:style>
    <style:style style:name="P11" style:family="paragraph" style:parent-style-name="Text_20_body" style:list-style-name="L4">
      <style:paragraph-properties fo:margin-left="0cm" fo:margin-right="0cm" fo:margin-top="0cm" fo:margin-bottom="0.159cm" loext:contextual-spacing="false" fo:line-height="170%" fo:orphans="2" fo:widows="2" fo:text-indent="0cm" style:auto-text-indent="false" fo:padding="0cm" fo:border="none"/>
      <style:text-properties fo:font-variant="normal" fo:text-transform="none" fo:color="#313131" style:font-name="Open Sans" fo:font-size="10.5pt" fo:letter-spacing="normal" fo:font-style="normal" fo:font-weight="normal"/>
    </style:style>
    <style:style style:name="P12" style:family="paragraph" style:parent-style-name="Text_20_body" style:list-style-name="L5">
      <style:paragraph-properties fo:margin-left="0cm" fo:margin-right="0cm" fo:margin-top="0cm" fo:margin-bottom="0.159cm" loext:contextual-spacing="false" fo:line-height="170%" fo:orphans="2" fo:widows="2" fo:text-indent="0cm" style:auto-text-indent="false" fo:padding="0cm" fo:border="none"/>
      <style:text-properties fo:font-variant="normal" fo:text-transform="none" fo:color="#313131" style:font-name="Open Sans" fo:font-size="10.5pt" fo:letter-spacing="normal" fo:font-style="normal" fo:font-weight="normal"/>
    </style:style>
    <style:style style:name="P13" style:family="paragraph" style:parent-style-name="Text_20_body" style:list-style-name="L6">
      <style:paragraph-properties fo:margin-left="0cm" fo:margin-right="0cm" fo:margin-top="0cm" fo:margin-bottom="0.159cm" loext:contextual-spacing="false" fo:line-height="170%" fo:orphans="2" fo:widows="2" fo:text-indent="0cm" style:auto-text-indent="false" fo:padding="0cm" fo:border="none"/>
      <style:text-properties fo:font-variant="normal" fo:text-transform="none" fo:color="#313131" style:font-name="Open Sans" fo:font-size="10.5pt" fo:letter-spacing="normal" fo:font-style="normal" fo:font-weight="normal"/>
    </style:style>
    <style:style style:name="P14" style:family="paragraph" style:parent-style-name="Text_20_body" style:list-style-name="L7">
      <style:paragraph-properties fo:margin-left="0cm" fo:margin-right="0cm" fo:margin-top="0cm" fo:margin-bottom="0.159cm" loext:contextual-spacing="false" fo:line-height="170%" fo:orphans="2" fo:widows="2" fo:text-indent="0cm" style:auto-text-indent="false" fo:padding="0cm" fo:border="none"/>
      <style:text-properties fo:font-variant="normal" fo:text-transform="none" fo:color="#313131" style:font-name="Open Sans" fo:font-size="10.5pt" fo:letter-spacing="normal" fo:font-style="normal" fo:font-weight="normal"/>
    </style:style>
    <style:style style:name="P15" style:family="paragraph" style:parent-style-name="Text_20_body" style:list-style-name="L8">
      <style:paragraph-properties fo:margin-left="0cm" fo:margin-right="0cm" fo:margin-top="0cm" fo:margin-bottom="0.159cm" loext:contextual-spacing="false" fo:line-height="170%" fo:orphans="2" fo:widows="2" fo:text-indent="0cm" style:auto-text-indent="false" fo:padding="0cm" fo:border="none"/>
      <style:text-properties fo:font-variant="normal" fo:text-transform="none" fo:color="#313131" style:font-name="Open Sans" fo:font-size="10.5pt" fo:letter-spacing="normal" fo:font-style="normal" fo:font-weight="normal"/>
    </style:style>
    <style:style style:name="P16" style:family="paragraph" style:parent-style-name="Text_20_body">
      <style:paragraph-properties fo:margin-left="0.423cm" fo:margin-right="0.423cm" fo:margin-top="0.423cm" fo:margin-bottom="0.423cm" loext:contextual-spacing="false" fo:orphans="2" fo:widows="2" fo:text-indent="0cm" style:auto-text-indent="false"/>
      <style:text-properties fo:font-variant="normal" fo:text-transform="none" fo:color="#313131" style:font-name="Open Sans" fo:font-size="10.5pt" fo:letter-spacing="normal" fo:font-style="normal" fo:font-weight="normal" loext:padding="0cm" loext:border="none"/>
    </style:style>
    <style:style style:name="T1" style:family="text">
      <style:text-properties officeooo:rsid="0015005f"/>
    </style:style>
    <style:style style:name="T2" style:family="text">
      <style:text-properties fo:font-variant="normal" fo:text-transform="none" fo:color="#313131" style:font-name="Open Sans" fo:font-size="10.5pt" fo:letter-spacing="normal" fo:font-style="normal" fo:font-weight="normal"/>
    </style:style>
    <style:style style:name="T3" style:family="text">
      <style:text-properties officeooo:rsid="0017c926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ackathon AGRO</text:p>
      <text:p text:style-name="P3"/>
      <text:p text:style-name="P3"><text:a xlink:type="simple" xlink:href="https://portalmaquinasagricolas.com.br/acao-preditiva-novo-rumo-para-o-agro/" text:style-name="Internet_20_link" text:visited-style-name="Visited_20_Internet_20_Link">https://portalmaquinasagricolas.com.br/acao-preditiva-novo-rumo-para-o-agro/</text:a></text:p>
      <text:p text:style-name="P3"/>
      <text:p text:style-name="P5"><text:span text:style-name="T3">T</text:span>rês são os tipos possíveis de planejar a manutenção: corretiva, preventiva e preditiva; nos processos industriais, com controle de qualidade balizado por normas mais rigorosas, há ainda a Manutenção Produtiva Total.</text:p>
      <text:p text:style-name="P7">Na realidade rural atual, a manutenção preventiva começa a se fazer presente em substituição à tradicional corretiva, que ainda marca presença com muita ênfase. Apenas para lembrar: a corretiva é manutenção feita somente quando o equipamento apresenta problema.</text:p>
      <text:p text:style-name="P7">A preventiva é planejada através de controle periódico de uso – no caso do maquinário agrícola é por tempo (horas) de funcionamento –, evitando serviços sem planejamento e substituição de peças, portanto, mais econômica. Na corretiva evidentemente os custos são bem maiores, além dos custos do equipamento parado no momento em que dele mais se necessita.</text:p>
      <text:p text:style-name="P7">E a preditiva? Essa é a manutenção ideal, pois é planejado conforme cada realidade do serviço que o equipamento executa. Ela, no entanto, requer equipe qualificada, ferramental e equipamentos de diagnósticos diversificados. Diante disso, poderia afirmar que para o Técnico de Manutenção é o seu objetivo profissional: planejar e executar a manutenção preditiva.</text:p>
      <text:p text:style-name="P4"><text:span text:style-name="T2">Eis alguns princípios básicos para implementar a manutenção preditiva:</text:span></text:p>
      <text:list xml:id="list2396604408" text:style-name="L1">
        <text:list-header>
          <text:p text:style-name="P8"/>
        </text:list-header>
        <text:list-item>
          <text:p text:style-name="P8">determinar, antecipadamente, as necessidades de manutenção;</text:p>
        </text:list-item>
        <text:list-item>
          <text:p text:style-name="P8">eliminar desmontagens desnecessárias;</text:p>
        </text:list-item>
        <text:list-item>
          <text:p text:style-name="P8">aumentar o tempo de disponibilidade dos equipamentos;</text:p>
        </text:list-item>
        <text:list-item>
          <text:p text:style-name="P8">reduzir o trabalho de emergência não planejado;</text:p>
        </text:list-item>
        <text:list-item>
          <text:p text:style-name="P8">impedir o aumento de danos;</text:p>
        </text:list-item>
        <text:list-item>
          <text:p text:style-name="P8">aproveitar a vida útil total dos componentes e do equipamento;</text:p>
        </text:list-item>
        <text:list-item>
          <text:p text:style-name="P8">aumentar o grau de confiança no desempenho do maquinário;</text:p>
        </text:list-item>
        <text:list-item>
          <text:p text:style-name="P8">determinar previamente as interrupções de operação para executar a manutenção.</text:p>
        </text:list-item>
      </text:list>
      <text:p text:style-name="Text_20_body"/>
      <text:p text:style-name="Text_20_body"/>
      <text:p text:style-name="Text_20_body"><text:soft-page-break/></text:p>
      <text:p text:style-name="P7">A manutenção preditiva, geralmente, adota vários métodos de investigação para intervir nas máquinas e equipamentos. Entre eles destacam-se: estudo das vibrações; análise dos óleos; análise do estado das superfícies e análises estruturais de peças. Por meio da medição e análise das vibrações de uma máquina em serviço normal de produção detectam-se, precocemente, a presença de falhas que devem ser corrigidas, tais como:</text:p>
      <text:list xml:id="list1528805750" text:style-name="L2">
        <text:list-item>
          <text:p text:style-name="P9">rolamentos deteriorados;</text:p>
        </text:list-item>
        <text:list-item>
          <text:p text:style-name="P9">engrenagens defeituosas;</text:p>
        </text:list-item>
        <text:list-item>
          <text:p text:style-name="P9">acoplamentos desalinhados;</text:p>
        </text:list-item>
        <text:list-item>
          <text:p text:style-name="P9">rotores desbalanceados;</text:p>
        </text:list-item>
        <text:list-item>
          <text:p text:style-name="P9">vínculos desajustados;</text:p>
        </text:list-item>
        <text:list-item>
          <text:p text:style-name="P9">eixos deformados;</text:p>
        </text:list-item>
        <text:list-item>
          <text:p text:style-name="P9">lubrificação deficiente;</text:p>
        </text:list-item>
        <text:list-item>
          <text:p text:style-name="P9">folga excessiva em buchas;</text:p>
        </text:list-item>
        <text:list-item>
          <text:p text:style-name="P9">falta de rigidez;</text:p>
        </text:list-item>
        <text:list-item>
          <text:p text:style-name="P9">problemas aerodinâmicos;</text:p>
        </text:list-item>
        <text:list-item>
          <text:p text:style-name="P9">problemas hidráulicos;</text:p>
        </text:list-item>
        <text:list-item>
          <text:p text:style-name="P9">cavitação.</text:p>
        </text:list-item>
      </text:list>
      <text:p text:style-name="P6">O aparelho empregado para análise de vibrações é conhecido como analisador de vibrações. No mercado há vários modelos, dos mais simples aos mais complexos; dos portáteis até os instalados definitivamente nas máquinas para monitoração constante.</text:p>
      <text:p text:style-name="P6"/>
      <text:p text:style-name="P6"/>
      <text:p text:style-name="P6"/>
      <text:p text:style-name="P6"/>
      <text:h text:style-name="P1" text:outline-level="4">Análise dos óleos:</text:h>
      <text:p text:style-name="P7">Os objetivos da análise dos óleos são dois: economizar lubrificantes e sanar os defeitos. Os modernos equipamentos permitem análises exatas e rápidas dos óleos utilizados em máquinas. É por meio das análises que o serviço de manutenção pode determinar o momento adequado para sua troca ou renovação, tanto em componentes mecânicos quanto hidráulicos.</text:p>
      <text:p text:style-name="P7"><text:soft-page-break/>A economia é obtida regulando-se o grau de degradação ou de contaminação dos óleos. Essa regulagem otimiza os intervalos das trocas. A análise dos óleos permite também identificar os primeiros sintomas de desgaste de um componente. A identificação é feita pelo estudo das partículas sólidas misturadas aos óleos.</text:p>
      <text:p text:style-name="P7">Tais partículas sólidas são geradas pelo atrito dinâmico entre peças. A análise dos óleos é feita por técnicas laboratoriais que envolvem vidrarias, reagentes, instrumentos e equipamentos. Entre os instrumentos e equipamentos utilizados temos viscosímetros, centrífugas, fotômetros de chama, peagâmetros, espectrômetros, microscópios etc. O laboratorista, usando técnicas adequadas, determina as propriedades dos óleos e o grau de contaminantes neles presentes.</text:p>
      <text:p text:style-name="P7">As principais propriedades dos óleos que interessam em uma análise são:</text:p>
      <text:list xml:id="list1811090118" text:style-name="L3">
        <text:list-item>
          <text:p text:style-name="P10">índice de viscosidade;</text:p>
        </text:list-item>
        <text:list-item>
          <text:p text:style-name="P10">índice de acidez;</text:p>
        </text:list-item>
        <text:list-item>
          <text:p text:style-name="P10">índice de alcalinidade;</text:p>
        </text:list-item>
        <text:list-item>
          <text:p text:style-name="P10">ponto de fulgor;</text:p>
        </text:list-item>
        <text:list-item>
          <text:p text:style-name="P10">ponto de congelamento.</text:p>
        </text:list-item>
      </text:list>
      <text:p text:style-name="P7">Em termos de contaminação dos óleos, interessa saber quanto existe de:</text:p>
      <text:list xml:id="list2206138843" text:style-name="L4">
        <text:list-item>
          <text:p text:style-name="P11">resíduos de carbono;</text:p>
        </text:list-item>
        <text:list-item>
          <text:p text:style-name="P11">partículas metálicas;</text:p>
        </text:list-item>
        <text:list-item>
          <text:p text:style-name="P11">água ou outros fluídos.</text:p>
        </text:list-item>
      </text:list>
      <text:p text:style-name="P7">Assim como no estudo das vibrações, a análise dos óleos é muito importante na manutenção preditiva. É a análise que vai dizer se o óleo de uma máquina ou equipamento precisa ou não ser substituído e quando isso deverá ser feito.</text:p>
      <text:p text:style-name="P6"/>
      <text:p text:style-name="P6"/>
      <text:p text:style-name="P6"/>
      <text:p text:style-name="P6"/>
      <text:h text:style-name="P1" text:outline-level="4"><text:soft-page-break/>Análise do estado das superfícies:</text:h>
      <text:p text:style-name="P7">A análise das superfícies das peças, sujeitas aos desgastes provocados pelo atrito, também é importante para controlar o grau de deteriorização das máquinas e equipamentos. A análise superficial abrange, além do simples exame visual – com ou sem lupa –, várias técnicas analíticas, tais como:</text:p>
      <text:list xml:id="list556304628" text:style-name="L5">
        <text:list-item>
          <text:p text:style-name="P12">endoscopia;</text:p>
        </text:list-item>
        <text:list-item>
          <text:p text:style-name="P12">holografia;</text:p>
        </text:list-item>
        <text:list-item>
          <text:p text:style-name="P12">estroboscopia;</text:p>
        </text:list-item>
        <text:list-item>
          <text:p text:style-name="P12">molde e impressão.</text:p>
        </text:list-item>
      </text:list>
      <text:h text:style-name="P2" text:outline-level="4">Análise estrutural:</text:h>
      <text:p text:style-name="P7">A análise estrutural de peças que compõem as máquinas e equipamentos também é importante para a manutenção preditiva. Por meio dela se detectam, por exemplo, fissuras, trincas e bolhas nas peças. Em uniões soldadas, a análise estrutural é de extrema importância. As técnicas utilizadas são:</text:p>
      <text:list xml:id="list3530930625" text:style-name="L6">
        <text:list-item>
          <text:p text:style-name="P13">interferometria holográfica;</text:p>
        </text:list-item>
        <text:list-item>
          <text:p text:style-name="P13">ultra-sonografia;</text:p>
        </text:list-item>
        <text:list-item>
          <text:p text:style-name="P13">termografia;</text:p>
        </text:list-item>
        <text:list-item>
          <text:p text:style-name="P13">radiografia (raio X);</text:p>
        </text:list-item>
        <text:list-item>
          <text:p text:style-name="P13">gamagrafia (raios gama);</text:p>
        </text:list-item>
        <text:list-item>
          <text:p text:style-name="P13">magnetoscopia;</text:p>
        </text:list-item>
        <text:list-item>
          <text:p text:style-name="P13">correntes de Foucault;</text:p>
        </text:list-item>
        <text:list-item>
          <text:p text:style-name="P13">infiltração com líquidos penetrantes.</text:p>
        </text:list-item>
      </text:list>
      <text:h text:style-name="P2" text:outline-level="4">Periodicidade dos controles:</text:h>
      <text:p text:style-name="P7">A coleta de dados é efetuada periodicamente por um técnico que utiliza sistemas portáteis de monitoramento. As informações são registradas numa ficha, possibilitando ao responsável pela manutenção tê-las em mãos para as providências cabíveis. A periodicidade dos controles é determinada de acordo com os seguintes fatores:</text:p>
      <text:list xml:id="list1123332753" text:style-name="L7">
        <text:list-item>
          <text:p text:style-name="P14">número de máquinas;</text:p>
        </text:list-item>
        <text:list-item>
          <text:p text:style-name="P14">pontos de medição;</text:p>
        </text:list-item>
        <text:list-item>
          <text:p text:style-name="P14"><text:soft-page-break/>tempo de utilização;</text:p>
        </text:list-item>
        <text:list-item>
          <text:p text:style-name="P14">caráter “estratégico”;</text:p>
        </text:list-item>
        <text:list-item>
          <text:p text:style-name="P14">meios materiais para a execução dos serviços.</text:p>
        </text:list-item>
      </text:list>
      <text:p text:style-name="P7">O aperfeiçoamento da manutenção preditiva, consiste em um conjunto de procedimentos para determinar o momento ótimo da manutenção em vez de intervenções periódicas. É feita através da análise estatística e sintomática. Vantagens da manutenção preditiva:</text:p>
      <text:list xml:id="list2804162879" text:style-name="L8">
        <text:list-item>
          <text:p text:style-name="P15">ganho de vida útil;</text:p>
        </text:list-item>
        <text:list-item>
          <text:p text:style-name="P15">controle dos materiais (peças, componentes, partes etc.) e melhor gerenciamento;</text:p>
        </text:list-item>
        <text:list-item>
          <text:p text:style-name="P15">diminuição dos custos;</text:p>
        </text:list-item>
        <text:list-item>
          <text:p text:style-name="P15">maior produtividade;</text:p>
        </text:list-item>
        <text:list-item>
          <text:p text:style-name="P15">diminuição dos estoques de produção;</text:p>
        </text:list-item>
        <text:list-item>
          <text:p text:style-name="P15">menos peças de reposição;</text:p>
        </text:list-item>
        <text:list-item>
          <text:p text:style-name="P15">melhoria da segurança;</text:p>
        </text:list-item>
        <text:list-item>
          <text:p text:style-name="P15">credibilidade do serviço oferecido;</text:p>
        </text:list-item>
        <text:list-item>
          <text:p text:style-name="P15">motivação do pessoal e boa imagem da oficina.</text:p>
        </text:list-item>
      </text:list>
      <text:p text:style-name="P7">A eficácia da manutenção preditiva depende da confiabilidade dos parâmetros de medida que a caracterizam. Há custos relativamente altos para a implantação, que tendem a se diluir, a longo prazo, o que exige estudo realista da sua viabilidade. Realizar manutenção preditiva parcial dificilmente terá os resultados esperados, e até o contrário, pois os custos de equipamentos de diagnósticos se transformam em verdadeiros franksteins dentro das oficinas.</text:p>
      <text:p text:style-name="P7">Cito exemplo que presenciei: o administrador adquiriu equipamentos para análise de vibração e temperatura, terceirizou a análise dos óleos e ficou nisso. E o restante? Faltou muito. Então, não funcionou. Na manutenção preditiva a “meia-boca” não serve, ou se implanta de forma correta ou mantém-se a preventiva.</text:p>
      <text:p text:style-name="P7">Como dever ético profissional de Técnico de Manutenção, e com algumas décadas de vivência, sinto-me confortável para dizer: o agro brasileiro ainda está se equilibrando na manutenção preventiva e deveria tirar mais proveito desse modelo. A ressalva é para <text:soft-page-break/>fazendas com equipes de manutenção qualificadas, cujo passo seguinte é mesmo adotar a preditiva.</text:p>
      <text:p text:style-name="P7">Tudo tem o seu tempo, e mais do que qualquer outro, o homem do campo sabe muito bem disso; há tempo de plantar e o tempo de colher, mas também o tempo de espera. Não adianta se precipitar ou pular etapas, pois os estragos serão homéricos. A carreta na frente dos bois não anda.</text:p>
      <text:p text:style-name="P7">*Joel Sebastião Alves é instrutor de operação e manutenção de máquinas e implementos agrícolas e rodoviários</text:p>
      <text:p text:style-name="P16"/>
      <text:p text:style-name="P6"/>
      <text:p text:style-name="P6"/>
      <text:p text:style-name="P6"/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5:59:59.184308971</meta:creation-date>
    <dc:date>2020-12-04T16:08:42.049674520</dc:date>
    <meta:editing-duration>PT8M4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6" meta:paragraph-count="84" meta:word-count="1175" meta:character-count="7821" meta:non-whitespace-character-count="6780"/>
  </office:meta>
</office:document-meta>
</file>